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03592"/>
    </style:style>
    <style:style style:name="P2" style:family="paragraph" style:parent-style-name="Standard">
      <style:text-properties style:font-name="Arial" fo:font-size="10.5pt" officeooo:paragraph-rsid="00103592" style:font-size-asian="10.5pt" style:font-size-complex="10.5pt"/>
    </style:style>
    <style:style style:name="P3" style:family="paragraph" style:parent-style-name="Standard">
      <style:text-properties style:font-name="Arial" fo:font-size="10.5pt" officeooo:paragraph-rsid="001141a0" style:font-size-asian="10.5pt" style:font-size-complex="10.5pt"/>
    </style:style>
    <style:style style:name="P4" style:family="paragraph" style:parent-style-name="Standard">
      <style:text-properties style:font-name="Arial" fo:font-size="10.5pt" officeooo:paragraph-rsid="001158f1" style:font-size-asian="10.5pt" style:font-size-complex="10.5pt"/>
    </style:style>
    <style:style style:name="P5" style:family="paragraph" style:parent-style-name="Standard">
      <style:text-properties style:font-name="Arial" fo:font-size="10.5pt" officeooo:paragraph-rsid="0011f15f" style:font-size-asian="10.5pt" style:font-size-complex="10.5pt"/>
    </style:style>
    <style:style style:name="P6" style:family="paragraph" style:parent-style-name="Standard">
      <style:text-properties style:font-name="Arial" fo:font-size="10.5pt" officeooo:paragraph-rsid="0012de55" style:font-size-asian="10.5pt" style:font-size-complex="10.5pt"/>
    </style:style>
    <style:style style:name="P7" style:family="paragraph" style:parent-style-name="Standard">
      <style:text-properties style:font-name="Arial" fo:font-size="10.5pt" officeooo:paragraph-rsid="00138449" style:font-size-asian="10.5pt" style:font-size-complex="10.5pt"/>
    </style:style>
    <style:style style:name="P8" style:family="paragraph" style:parent-style-name="Standard">
      <style:text-properties style:font-name="Arial" fo:font-size="10.5pt" officeooo:paragraph-rsid="0016ff6d" style:font-size-asian="10.5pt" style:font-size-complex="10.5pt"/>
    </style:style>
    <style:style style:name="P9" style:family="paragraph" style:parent-style-name="Standard">
      <style:text-properties style:font-name="Arial" fo:font-size="10.5pt" officeooo:paragraph-rsid="0018394e" style:font-size-asian="10.5pt" style:font-size-complex="10.5pt"/>
    </style:style>
    <style:style style:name="P10" style:family="paragraph" style:parent-style-name="Standard">
      <style:text-properties style:font-name="Arial" fo:font-size="10.5pt" officeooo:paragraph-rsid="0018af82" style:font-size-asian="10.5pt" style:font-size-complex="10.5pt"/>
    </style:style>
    <style:style style:name="P11" style:family="paragraph" style:parent-style-name="Standard">
      <style:text-properties style:font-name="Arial" fo:font-size="10.5pt" officeooo:paragraph-rsid="0019b65c" style:font-size-asian="10.5pt" style:font-size-complex="10.5pt"/>
    </style:style>
    <style:style style:name="P12" style:family="paragraph" style:parent-style-name="Standard" style:list-style-name="L1">
      <style:text-properties style:font-name="Arial" fo:font-size="10.5pt" officeooo:paragraph-rsid="0019b65c" style:font-size-asian="10.5pt" style:font-size-complex="10.5pt"/>
    </style:style>
    <style:style style:name="P13" style:family="paragraph" style:parent-style-name="Standard">
      <style:text-properties style:font-name="Arial" fo:font-size="10.5pt" officeooo:paragraph-rsid="001b01cb" style:font-size-asian="10.5pt" style:font-size-complex="10.5pt"/>
    </style:style>
    <style:style style:name="P14" style:family="paragraph" style:parent-style-name="Standard">
      <style:text-properties style:font-name="Arial" fo:font-size="10.5pt" officeooo:paragraph-rsid="001ce026" style:font-size-asian="10.5pt" style:font-size-complex="10.5pt"/>
    </style:style>
    <style:style style:name="P15" style:family="paragraph" style:parent-style-name="Standard">
      <style:text-properties style:font-name="Arial" fo:font-size="10.5pt" officeooo:paragraph-rsid="0023add6" style:font-size-asian="10.5pt" style:font-size-complex="10.5pt"/>
    </style:style>
    <style:style style:name="P16" style:family="paragraph" style:parent-style-name="Standard" style:list-style-name="L2">
      <style:text-properties style:font-name="Arial" fo:font-size="10.5pt" officeooo:paragraph-rsid="0023add6" style:font-size-asian="10.5pt" style:font-size-complex="10.5pt"/>
    </style:style>
    <style:style style:name="P17" style:family="paragraph" style:parent-style-name="Standard" style:list-style-name="L2">
      <style:text-properties style:font-name="Arial" fo:font-size="10.5pt" officeooo:paragraph-rsid="00256264" style:font-size-asian="10.5pt" style:font-size-complex="10.5pt"/>
    </style:style>
    <style:style style:name="P18" style:family="paragraph" style:parent-style-name="Standard">
      <style:text-properties style:font-name="Arial" fo:font-size="10.5pt" officeooo:paragraph-rsid="00256264" style:font-size-asian="10.5pt" style:font-size-complex="10.5pt"/>
    </style:style>
    <style:style style:name="P19" style:family="paragraph" style:parent-style-name="Standard" style:list-style-name="L3">
      <style:text-properties style:font-name="Arial" fo:font-size="10.5pt" officeooo:paragraph-rsid="00256264" style:font-size-asian="10.5pt" style:font-size-complex="10.5pt"/>
    </style:style>
    <style:style style:name="P20" style:family="paragraph" style:parent-style-name="Standard">
      <style:text-properties style:font-name="Arial" fo:font-size="10.5pt" officeooo:paragraph-rsid="002603a3" style:font-size-asian="10.5pt" style:font-size-complex="10.5pt"/>
    </style:style>
    <style:style style:name="P21" style:family="paragraph" style:parent-style-name="Standard">
      <style:text-properties style:font-name="Arial" fo:font-size="10.5pt" officeooo:paragraph-rsid="002794db" style:font-size-asian="10.5pt" style:font-size-complex="10.5pt"/>
    </style:style>
    <style:style style:name="P22" style:family="paragraph" style:parent-style-name="Standard">
      <style:text-properties style:font-name="Arial" fo:font-size="10.5pt" officeooo:paragraph-rsid="002851e6" style:font-size-asian="10.5pt" style:font-size-complex="10.5pt"/>
    </style:style>
    <style:style style:name="P23" style:family="paragraph" style:parent-style-name="Standard" style:list-style-name="L4">
      <style:text-properties style:font-name="Arial" fo:font-size="10.5pt" officeooo:paragraph-rsid="002851e6" style:font-size-asian="10.5pt" style:font-size-complex="10.5pt"/>
    </style:style>
    <style:style style:name="P24" style:family="paragraph" style:parent-style-name="Standard">
      <style:text-properties style:font-name="Arial" fo:font-size="10.5pt" officeooo:paragraph-rsid="0028de2f" style:font-size-asian="10.5pt" style:font-size-complex="10.5pt"/>
    </style:style>
    <style:style style:name="P25" style:family="paragraph" style:parent-style-name="Standard" style:list-style-name="L5">
      <style:text-properties style:font-name="Arial" fo:font-size="10.5pt" officeooo:paragraph-rsid="0028de2f" style:font-size-asian="10.5pt" style:font-size-complex="10.5pt"/>
    </style:style>
    <style:style style:name="P26" style:family="paragraph" style:parent-style-name="Standard">
      <style:text-properties style:font-name="Arial" fo:font-size="10.5pt" officeooo:paragraph-rsid="0029819b" style:font-size-asian="10.5pt" style:font-size-complex="10.5pt"/>
    </style:style>
    <style:style style:name="P27" style:family="paragraph" style:parent-style-name="Standard">
      <style:text-properties style:font-name="Arial" fo:font-size="10.5pt" officeooo:paragraph-rsid="002b6e7f" style:font-size-asian="10.5pt" style:font-size-complex="10.5pt"/>
    </style:style>
    <style:style style:name="P28" style:family="paragraph" style:parent-style-name="Standard" style:list-style-name="L1">
      <style:text-properties officeooo:paragraph-rsid="0019b65c"/>
    </style:style>
    <style:style style:name="P29" style:family="paragraph" style:parent-style-name="Standard">
      <style:text-properties officeooo:paragraph-rsid="0028de2f"/>
    </style:style>
    <style:style style:name="P30" style:family="paragraph" style:parent-style-name="Standard" style:list-style-name="L6">
      <style:text-properties officeooo:paragraph-rsid="002b6e7f"/>
    </style:style>
    <style:style style:name="P31" style:family="paragraph" style:parent-style-name="Standard" style:list-style-name="L6">
      <style:text-properties officeooo:paragraph-rsid="002cde23"/>
    </style:style>
    <style:style style:name="P32" style:family="paragraph" style:parent-style-name="Standard">
      <style:text-properties officeooo:paragraph-rsid="002b6e7f"/>
    </style:style>
    <style:style style:name="P33" style:family="paragraph" style:parent-style-name="Standard">
      <style:paragraph-properties fo:margin-left="1.005cm" fo:margin-right="0cm" fo:text-indent="0cm" style:auto-text-indent="false"/>
      <style:text-properties style:font-name="Courier New" fo:font-size="10pt" officeooo:paragraph-rsid="001eb336" style:font-size-asian="10pt" style:font-size-complex="10pt"/>
    </style:style>
    <style:style style:name="P34" style:family="paragraph" style:parent-style-name="Standard">
      <style:paragraph-properties fo:margin-left="1.005cm" fo:margin-right="0cm" fo:text-indent="0cm" style:auto-text-indent="false"/>
      <style:text-properties style:font-name="Courier New" fo:font-size="8pt" officeooo:paragraph-rsid="00138449" style:font-size-asian="8pt" style:font-size-complex="8pt"/>
    </style:style>
    <style:style style:name="P35" style:family="paragraph" style:parent-style-name="Standard">
      <style:paragraph-properties fo:margin-left="1.005cm" fo:margin-right="0cm" fo:text-indent="0cm" style:auto-text-indent="false"/>
      <style:text-properties style:font-name="Courier New" fo:font-size="9pt" officeooo:paragraph-rsid="001eb336" style:font-size-asian="9pt" style:font-size-complex="9pt"/>
    </style:style>
    <style:style style:name="P36" style:family="paragraph" style:parent-style-name="Standard">
      <style:paragraph-properties fo:margin-left="1.005cm" fo:margin-right="0cm" fo:text-indent="0cm" style:auto-text-indent="false"/>
      <style:text-properties style:font-name="Courier New" fo:font-size="9pt" officeooo:paragraph-rsid="001efb5a" style:font-size-asian="9pt" style:font-size-complex="9pt"/>
    </style:style>
    <style:style style:name="P37" style:family="paragraph" style:parent-style-name="Standard">
      <style:paragraph-properties fo:margin-left="1.005cm" fo:margin-right="0cm" fo:text-indent="0cm" style:auto-text-indent="false"/>
      <style:text-properties style:font-name="Courier New" fo:font-size="9pt" officeooo:paragraph-rsid="0020e150" style:font-size-asian="9pt" style:font-size-complex="9pt"/>
    </style:style>
    <style:style style:name="P38" style:family="paragraph" style:parent-style-name="Standard">
      <style:paragraph-properties fo:margin-left="1.005cm" fo:margin-right="0cm" fo:text-indent="0cm" style:auto-text-indent="false"/>
      <style:text-properties style:font-name="Courier New" fo:font-size="9pt" officeooo:paragraph-rsid="002b6e7f" style:font-size-asian="9pt" style:font-size-complex="9pt"/>
    </style:style>
    <style:style style:name="P39" style:family="paragraph" style:parent-style-name="Standard">
      <style:paragraph-properties fo:margin-left="-0.212cm" fo:margin-right="0cm" fo:text-indent="0cm" style:auto-text-indent="false"/>
      <style:text-properties style:font-name="Arial" fo:font-size="10.5pt" officeooo:paragraph-rsid="0021e67c" style:font-size-asian="10.5pt" style:font-size-complex="10.5pt"/>
    </style:style>
    <style:style style:name="P40" style:family="paragraph" style:parent-style-name="Heading_20_1" style:list-style-name=""/>
    <style:style style:name="P41" style:family="paragraph" style:parent-style-name="Heading_20_1">
      <style:paragraph-properties fo:break-before="page"/>
    </style:style>
    <style:style style:name="T1" style:family="text">
      <style:text-properties officeooo:rsid="00103592"/>
    </style:style>
    <style:style style:name="T2" style:family="text">
      <style:text-properties officeooo:rsid="001141a0"/>
    </style:style>
    <style:style style:name="T3" style:family="text">
      <style:text-properties officeooo:rsid="001158f1"/>
    </style:style>
    <style:style style:name="T4" style:family="text">
      <style:text-properties officeooo:rsid="0011f15f"/>
    </style:style>
    <style:style style:name="T5" style:family="text">
      <style:text-properties officeooo:rsid="0012de55"/>
    </style:style>
    <style:style style:name="T6" style:family="text">
      <style:text-properties officeooo:rsid="00138449"/>
    </style:style>
    <style:style style:name="T7" style:family="text">
      <style:text-properties officeooo:rsid="00150cb8"/>
    </style:style>
    <style:style style:name="T8" style:family="text">
      <style:text-properties officeooo:rsid="0016ff6d"/>
    </style:style>
    <style:style style:name="T9" style:family="text">
      <style:text-properties officeooo:rsid="001798b3"/>
    </style:style>
    <style:style style:name="T10" style:family="text">
      <style:text-properties style:font-name="Arial" fo:font-size="10.5pt" officeooo:rsid="00103592" style:font-size-asian="10.5pt" style:font-size-complex="10.5pt"/>
    </style:style>
    <style:style style:name="T11" style:family="text">
      <style:text-properties style:font-name="Arial" fo:font-size="10.5pt" officeooo:rsid="0018394e" style:font-size-asian="10.5pt" style:font-size-complex="10.5pt"/>
    </style:style>
    <style:style style:name="T12" style:family="text">
      <style:text-properties style:font-name="Arial" fo:font-size="10.5pt" officeooo:rsid="0018af82" style:font-size-asian="10.5pt" style:font-size-complex="10.5pt"/>
    </style:style>
    <style:style style:name="T13" style:family="text">
      <style:text-properties style:font-name="Arial" fo:font-size="10.5pt" officeooo:rsid="002b6e7f" style:font-size-asian="10.5pt" style:font-size-complex="10.5pt"/>
    </style:style>
    <style:style style:name="T14" style:family="text">
      <style:text-properties style:font-name="Arial" fo:font-size="10.5pt" officeooo:rsid="002cde23" style:font-size-asian="10.5pt" style:font-size-complex="10.5pt"/>
    </style:style>
    <style:style style:name="T15" style:family="text">
      <style:text-properties officeooo:rsid="0018394e"/>
    </style:style>
    <style:style style:name="T16" style:family="text">
      <style:text-properties fo:font-style="italic" officeooo:rsid="0018394e" style:font-style-asian="italic" style:font-style-complex="italic"/>
    </style:style>
    <style:style style:name="T17" style:family="text">
      <style:text-properties officeooo:rsid="0018af82"/>
    </style:style>
    <style:style style:name="T18" style:family="text">
      <style:text-properties officeooo:rsid="0019b65c"/>
    </style:style>
    <style:style style:name="T19" style:family="text">
      <style:text-properties officeooo:rsid="0019d410"/>
    </style:style>
    <style:style style:name="T20" style:family="text">
      <style:text-properties officeooo:rsid="001b01cb"/>
    </style:style>
    <style:style style:name="T21" style:family="text">
      <style:text-properties officeooo:rsid="001ce026"/>
    </style:style>
    <style:style style:name="T22" style:family="text">
      <style:text-properties officeooo:rsid="001d153a"/>
    </style:style>
    <style:style style:name="T23" style:family="text">
      <style:text-properties officeooo:rsid="001eb336"/>
    </style:style>
    <style:style style:name="T24" style:family="text">
      <style:text-properties officeooo:rsid="001efb5a"/>
    </style:style>
    <style:style style:name="T25" style:family="text">
      <style:text-properties officeooo:rsid="0020e150"/>
    </style:style>
    <style:style style:name="T26" style:family="text">
      <style:text-properties officeooo:rsid="00214a75"/>
    </style:style>
    <style:style style:name="T27" style:family="text">
      <style:text-properties officeooo:rsid="0021e67c"/>
    </style:style>
    <style:style style:name="T28" style:family="text">
      <style:text-properties officeooo:rsid="00238eb8"/>
    </style:style>
    <style:style style:name="T29" style:family="text">
      <style:text-properties officeooo:rsid="0023add6"/>
    </style:style>
    <style:style style:name="T30" style:family="text">
      <style:text-properties officeooo:rsid="00256264"/>
    </style:style>
    <style:style style:name="T31" style:family="text">
      <style:text-properties style:font-name="Courier New" officeooo:rsid="00256264"/>
    </style:style>
    <style:style style:name="T32" style:family="text">
      <style:text-properties style:font-name="Courier New" fo:font-size="10.5pt" officeooo:rsid="002b6e7f" style:font-size-asian="10.5pt" style:font-size-complex="10.5pt"/>
    </style:style>
    <style:style style:name="T33" style:family="text">
      <style:text-properties style:font-name="Courier New" fo:font-size="10.5pt" officeooo:rsid="002cde23" style:font-size-asian="10.5pt" style:font-size-complex="10.5pt"/>
    </style:style>
    <style:style style:name="T34" style:family="text">
      <style:text-properties style:font-name="Courier New" officeooo:rsid="0029819b"/>
    </style:style>
    <style:style style:name="T35" style:family="text">
      <style:text-properties style:font-name="Courier New" officeooo:rsid="002851e6"/>
    </style:style>
    <style:style style:name="T36" style:family="text">
      <style:text-properties officeooo:rsid="002603a3"/>
    </style:style>
    <style:style style:name="T37" style:family="text">
      <style:text-properties officeooo:rsid="002794db"/>
    </style:style>
    <style:style style:name="T38" style:family="text">
      <style:text-properties officeooo:rsid="002851e6"/>
    </style:style>
    <style:style style:name="T39" style:family="text">
      <style:text-properties officeooo:rsid="0028de2f"/>
    </style:style>
    <style:style style:name="T40" style:family="text">
      <style:text-properties officeooo:rsid="0029819b"/>
    </style:style>
    <style:style style:name="T41" style:family="text">
      <style:text-properties officeooo:rsid="002b6e7f"/>
    </style:style>
    <style:style style:name="T42" style:family="text">
      <style:text-properties officeooo:rsid="002e86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Introducing the Epiphany x-lib</text:span></text:h>
      <text:p text:style-name="P24"><text:span text:style-name="T39">Mark Honman (mark.honman@gmail.com)</text:span></text:p>
      <text:p text:style-name="P24"><text:span text:style-name="T39">October 2013</text:span></text:p>
      <text:p text:style-name="P29"><text:span text:style-name="T39"/></text:p>
      <text:p text:style-name="P2"><text:span text:style-name="T1">The x-lib is a set of eXperimental eXtensions to the Epiphany* SDK. Due to its experimental nature it is likely to change rapidly (that includes the signatures and semantics of API functions), and until a decent library of unit tests has been constructed there will sometimes be regressions.</text:span></text:p>
      <text:p text:style-name="P2"><text:span text:style-name="T1"/></text:p>
      <text:p text:style-name="P1"><text:span text:style-name="T10">On the other hand its experimental nature means that backwards-compatibility takes second place to functional improvement, and everyone is encouraged to suggest changes. It is envisaged that stable and popular features would be available to become part of an official API. </text:span></text:p>
      <text:p text:style-name="P1"><text:span text:style-name="T10"/></text:p>
      <text:p text:style-name="P1"><text:span text:style-name="T10">*</text:span><text:span text:style-name="T11">Epiphany is a trademark of Adapteva Inc.</text:span></text:p>
      <text:h text:style-name="Heading_20_3" text:outline-level="3"><text:span text:style-name="T1">Why Synchronous message passing?</text:span></text:h>
      <text:p text:style-name="P2"><text:span text:style-name="T1">While the Epiphany hardware provides an easy way to transfer information between cores, and the SDK provides useful wrappers around this functionality, there is no standard mechanism for local synchronisation. </text:span></text:p>
      <text:p text:style-name="P2"><text:span text:style-name="T1"/></text:p>
      <text:p text:style-name="P3"><text:span text:style-name="T1">Synchronous message passing is useful during early stages in the development of parallel applications, when it helps the programmer to reason about where two communicating processes are relative to each other in their individual control flows. In production code it may also be useful </text:span><text:span text:style-name="T2">where memory is tight and there is little to spare for intermediate buffers – synchronous message passing allows the data to be transferred without buffering because the transfer only occurs at a time when the receiver is ready to accept it, and the sender can proceed to re-use those locations once the transfer has completed. </text:span></text:p>
      <text:p text:style-name="P3"><text:span text:style-name="T2"/></text:p>
      <text:p text:style-name="P6"><text:span text:style-name="T5">Synchronisation can be used to ensure that race conditions do not occur, but introduces the possibility of deadlock. </text:span><text:span text:style-name="T7">In most cases d</text:span><text:span text:style-name="T5">eadlock is the lesser of the two evils because it is a stable state (some would say excessively so) and its origin is thus easier to determine. </text:span></text:p>
      <text:p text:style-name="P6"><text:span text:style-name="T5"><text:s/></text:span></text:p>
      <text:p text:style-name="P3"><text:span text:style-name="T2">Future extensions to the x-lib will permit loosely synchronised message passing, in which the sender and receiver can indicate their willingness to communicate without being forced to rendezvous with the peer process. <text:s/></text:span><text:span text:style-name="T5">Thus two </text:span><text:span text:style-name="T9">or more </text:span><text:span text:style-name="T5">processes can exchange information with each other without any need to explicitly order the communications in the code.</text:span></text:p>
      <text:h text:style-name="Heading_20_3" text:outline-level="3"><text:span text:style-name="T15">Why </text:span><text:span text:style-name="T16">another</text:span><text:span text:style-name="T15"> new API?</text:span></text:h>
      <text:p text:style-name="P9"><text:span text:style-name="T15">Apart from the freedom to experiment and seek out techniques that are particularly appropriate to the Epiphany architecture, design tradeoffs in the x-lib API generally favour minimisation of e-core internal memory use. These techniques may become useful in the implementation of message-passing standards such as MPI. <text:s text:c="2"/></text:span></text:p>
      <text:h text:style-name="Heading_20_4" text:outline-level="4"><text:span text:style-name="T39">Acknowledgements</text:span></text:h>
      <text:list xml:id="list50932409" text:style-name="L5">
        <text:list-item>
          <text:p text:style-name="P25"><text:span text:style-name="T39">to Flemming and Ben at Sundance for access to their Zedboard with Epiphany-III. </text:span></text:p>
        </text:list-item>
        <text:list-item>
          <text:p text:style-name="P25"><text:span text:style-name="T39">to the Occam and Transputer architects of long ago, for setting a remarkable standard of conceptual elegance in software and hardware for parallel processing.</text:span></text:p>
        </text:list-item>
        <text:list-item>
          <text:p text:style-name="P25"><text:span text:style-name="T39">To Yaniv Sapir and the Parallela forum members who have provided many helpful (and patient) suggestions along the way. </text:span></text:p>
        </text:list-item>
      </text:list>
      <text:h text:style-name="P40" text:outline-level="1"><text:span text:style-name="T17"/></text:h>
      <text:h text:style-name="P41" text:outline-level="1"><text:span text:style-name="T17">x</text:span><text:span text:style-name="T3">-lib concepts</text:span></text:h>
      <text:h text:style-name="Heading_20_3" text:outline-level="3"><text:span text:style-name="T3">Application</text:span></text:h>
      <text:p text:style-name="P10"><text:span text:style-name="T17">An application is a collection of cooperating tasks running on the host and a workgroup within the attached Epiphany processor. The maximum number of tasks is defined at the time the application is created, with no more than one Epiphany task per workgroup core. </text:span></text:p>
      <text:p text:style-name="P10"><text:span text:style-name="T17"/></text:p>
      <text:p text:style-name="P11"><text:span text:style-name="T17">The tasks and the connections between them are defined by an application </text:span><text:span text:style-name="T30">coordinator</text:span><text:span text:style-name="T17"> program. </text:span><text:span text:style-name="T18">For some common communication topologies – e.g. a SPMD mesh-connected configuration mapped to a rectangular workgroup – there is an application-level utility routine that </text:span><text:span text:style-name="T30">can be used by the coordinator to</text:span><text:span text:style-name="T18"> create the necessary tasks and the connections between them.</text:span></text:p>
      <text:p text:style-name="P11"><text:span text:style-name="T17"/></text:p>
      <text:p text:style-name="P10"><text:span text:style-name="T17">Utility routines provide a way for the </text:span><text:span text:style-name="T30">coordinator</text:span><text:span text:style-name="T17"> process to provide information on the structure and state of the application. A “monitor” function periodically displays some or all of this status until all tasks have completed. </text:span><text:span text:style-name="T30">The overall application state is derived from the individual task statuses.</text:span></text:p>
      <text:p text:style-name="P10"><text:span text:style-name="T30"/></text:p>
      <text:p text:style-name="P18"><text:span text:style-name="T30">Once all launched tasks have terminated, the application is considered to have terminated but its resources remain assigned until they are explicitly released. This allows the coordinator to read back data from core memory and assists in post-mortem debugging of a failed application. </text:span></text:p>
      <text:p text:style-name="P18"><text:span text:style-name="T30"/></text:p>
      <text:p text:style-name="P18"><text:span text:style-name="T30">Notes:</text:span></text:p>
      <text:list xml:id="list2182897058" text:style-name="L3">
        <text:list-item>
          <text:p text:style-name="P19"><text:span text:style-name="T30">It is not necessary to assign a task to each workgroup core: cores with no assigned task are not started.</text:span></text:p>
        </text:list-item>
      </text:list>
      <text:p text:style-name="P10"><text:span text:style-name="T17"/></text:p>
      <text:p text:style-name="P11"><text:span text:style-name="T18">Limitations as at </text:span><text:span text:style-name="T17">21/10/2013: </text:span></text:p>
      <text:list xml:id="list126084243" text:style-name="L1">
        <text:list-item>
          <text:p text:style-name="P28"><text:span text:style-name="T12">Host based tasks are not yet implemented. </text:span></text:p>
        </text:list-item>
        <text:list-item>
          <text:p text:style-name="P12"><text:span text:style-name="T17">Once the first task has been launched, it is no longer possible to add connections. <text:s/></text:span></text:p>
        </text:list-item>
      </text:list>
      <text:h text:style-name="Heading_20_3" text:outline-level="3"><text:span text:style-name="T3">Task</text:span></text:h>
      <text:p text:style-name="P15"><text:span text:style-name="T29">Tasks are the basic unit of computation, corresponding to Epiphany cores and host processes. Unlike operating system level processes they are considered to be part of the application and each one must be prepared before the application can be launched. </text:span></text:p>
      <text:p text:style-name="P15"><text:span text:style-name="T29"/></text:p>
      <text:p text:style-name="P15"><text:span text:style-name="T29">All tasks have access to task-local memory, private areas </text:span><text:span text:style-name="T30">with</text:span><text:span text:style-name="T29">in the DRAM that is shared between host and Epiphany, and globally shared memory that is managed by the master process. </text:span></text:p>
      <text:p text:style-name="P15"><text:span text:style-name="T29"/></text:p>
      <text:p text:style-name="P18"><text:span text:style-name="T30">Tasks receive Unix-like argument lists from the master process – the first (zeroth) argument being the name of the file from which the task's code was loaded. In order to achieve this the main() program is part of the x-lib library code, and the main program of the task is a function </text:span><text:span text:style-name="T31">task_main (int argc, <text:s/>char * argv[]);</text:span></text:p>
      <text:p text:style-name="P18"><text:span text:style-name="T30"/></text:p>
      <text:p text:style-name="P18"><text:span text:style-name="T30">A small task-oriented API enables the task to obtain information on its place in the application, access endpoints for the inter-task connections defined by the controller, and report status back to the controller.</text:span></text:p>
      <text:p text:style-name="P18"><text:span text:style-name="T30"/></text:p>
      <text:p text:style-name="P20"><text:span text:style-name="T36">While task support code is efficient and has a very small memory footprint, the name “task” has been deliberately chosen to emphasis their persistence and the fact that a task has complete control over the Epiphany core on which it has been launched. </text:span></text:p>
      <text:p text:style-name="P4"><text:span text:style-name="T3"/></text:p>
      <text:p text:style-name="P15"><text:span text:style-name="T29">Limitations as at 21/10/2013</text:span></text:p>
      <text:list xml:id="list2023249199" text:style-name="L2">
        <text:list-item>
          <text:p text:style-name="P16"><text:span text:style-name="T29">Host based tasks are not yet implemented</text:span></text:p>
        </text:list-item>
        <text:list-item>
          <text:p text:style-name="P17"><text:span text:style-name="T30">Task argument passing is not yet implemented</text:span></text:p>
        </text:list-item>
        <text:list-item>
          <text:p text:style-name="P16"><text:span text:style-name="T29">Management of the globally shared memory area is not implemented (waiting on host tasks and host-side messaging endpoints)</text:span></text:p>
        </text:list-item>
      </text:list>
      <text:h text:style-name="Heading_20_3" text:outline-level="3"><text:soft-page-break/><text:span text:style-name="T3">Connection </text:span><text:span text:style-name="T38">and Endpoint</text:span></text:h>
      <text:p text:style-name="P4"><text:span text:style-name="T3"/></text:p>
      <text:p text:style-name="P22"><text:span text:style-name="T38">In this version of x-lib, communication can only occur where a connection between the tasks has been defined by the application controller. The connection is identified to each task by integer-valued key the bottom 16 bits of which can be used for application-defined keys. </text:span></text:p>
      <text:p text:style-name="P22"><text:span text:style-name="T38"/></text:p>
      <text:p text:style-name="P22"><text:span text:style-name="T38">The connection can be identified to the connected tasks by different keys at each end, as long as no two connections involving a task are given the same key for that task's endpoint. This enables tasks to be coded in generic terms, for example in a mesh-connected topology the </text:span><text:span text:style-name="T35">X_TO_LEFT</text:span><text:span text:style-name="T38"> key of each task identifies the same connection as the </text:span><text:span text:style-name="T35">X_FROM_RIGHT</text:span><text:span text:style-name="T38"> key of its left-hand neighbour.</text:span></text:p>
      <text:p text:style-name="P22"><text:span text:style-name="T38"/></text:p>
      <text:p text:style-name="P22"><text:span text:style-name="T38">Connections </text:span><text:span text:style-name="T39">are uni-directional, one end is an input and the other an output. </text:span><text:span text:style-name="T40">See notes for the reasoning behind this choice. </text:span></text:p>
      <text:p text:style-name="P22"><text:span text:style-name="T39"/></text:p>
      <text:p text:style-name="P24"><text:span text:style-name="T39">Since almost all communication in the Epiphany architecture occurs in the form of memory-to-memory transfers, it is necessary for the connection to have a small amount of control data local to the cores at each end (this enables a core to busy-wait on local rather than off-core memory).</text:span></text:p>
      <text:p text:style-name="P24"><text:span text:style-name="T39"/></text:p>
      <text:p text:style-name="P26"><text:span text:style-name="T40">These local data structures are called Endpoints, and are all that a task needs to communicate with its peer once the peers have exchanged endpoint addresses. This exchange is performed as part of the x-lib task initialisation that occurs before control is transferred to the user's </text:span><text:span text:style-name="T34">task_main</text:span><text:span text:style-name="T40">. <text:s/></text:span></text:p>
      <text:p text:style-name="P22"><text:span text:style-name="T38"/></text:p>
      <text:p text:style-name="P22"><text:span text:style-name="T38">Limitations as at 21/10/2013:</text:span></text:p>
      <text:list xml:id="list625148010" text:style-name="L4">
        <text:list-item>
          <text:p text:style-name="P23"><text:span text:style-name="T38">While it is possible to define a connection from a task back to itself, attempts to synchronise using that connection will block indefinitely. </text:span></text:p>
        </text:list-item>
      </text:list>
      <text:h text:style-name="Heading_20_4" text:outline-level="4"><text:span text:style-name="T21">Why have different keys for sender and receiver?</text:span></text:h>
      <text:p text:style-name="P14"><text:span text:style-name="T21">The keys are a substitute for compile-time channel names. They provide a way for the communication paths to be given names that make sense in the context of the sending or receiving process, </text:span><text:span text:style-name="T22">without any need for the names to be globally unique. </text:span></text:p>
      <text:h text:style-name="Heading_20_4" text:outline-level="4"><text:span text:style-name="T19">Why explicit and asymmetrical communication paths?</text:span></text:h>
      <text:p text:style-name="P13"><text:span text:style-name="T20">If the </text:span><text:span text:style-name="T36">full set of </text:span><text:span text:style-name="T20">possible communication peers </text:span><text:span text:style-name="T36">is</text:span><text:span text:style-name="T20"> known at task startup, it is possible to allocate exactly the right amount of e-core memory </text:span><text:span text:style-name="T23">for </text:span><text:span text:style-name="T41">the endpoint data structures. </text:span></text:p>
      <text:p text:style-name="P13"><text:span text:style-name="T20"/></text:p>
      <text:p text:style-name="P20"><text:span text:style-name="T36">The original reason for the asymmetry was to support an synchronisation model that used an absolute minimum of off-core writes and which was necessarily asymmetric. The synchronisation method currently in use is symmetric, so if there is a strong case for bi-directional communication paths it would be possible to change over to that approach. </text:span></text:p>
      <text:p text:style-name="P20"><text:span text:style-name="T36"/></text:p>
      <text:p text:style-name="P21"><text:span text:style-name="T37">It is likely that slave-mode DMA could be used to implement a N:1 message passing system, which would support a paradigm such as MPI that does not depend on pre-configuration of communication paths. </text:span></text:p>
      <text:h text:style-name="Heading_20_4" text:outline-level="4"><text:span text:style-name="T41">Notes on </text:span><text:span text:style-name="T4">Communication Costs</text:span></text:h>
      <text:p text:style-name="P27"><text:span text:style-name="T41">In the x-lib release of 21 October 2013</text:span></text:p>
      <text:list xml:id="list582235201" text:style-name="L6">
        <text:list-item>
          <text:p text:style-name="P30"><text:span text:style-name="T13">The </text:span><text:span text:style-name="T32">x_sync</text:span><text:span text:style-name="T13"> intertask synchronisation call takes 29 cycles to synchronise with the task running on an adjacent core of an Epiphany-III; at a clock speed of 600MHz this equates to 49n</text:span><text:span text:style-name="T14">s</text:span><text:span text:style-name="T13">. </text:span></text:p>
        </text:list-item>
        <text:list-item>
          <text:p text:style-name="P30"><text:span text:style-name="T13">There is a very small possibility of a race condition in </text:span><text:span text:style-name="T32">x_sync</text:span><text:span text:style-name="T13"> if the core is interrupted between two specific instructions and its peer attempts synchronisation before control is transferred back to the point where it was interrupted. This can be made bulletproof by disabling and then re-enabling interrupts at the right points in the code. </text:span></text:p>
        </text:list-item>
        <text:list-item>
          <text:p text:style-name="P31"><text:span text:style-name="T13">The </text:span><text:span text:style-name="T32">x_sync_send</text:span><text:span text:style-name="T13"> and </text:span><text:span text:style-name="T32">x_sync_receive</text:span><text:span text:style-name="T13"> routines have a much higher overhead </text:span><text:span text:style-name="T14">which can probably be reduced by careful examination of the code which performs the memory-to-memory copy. The total overhead on the Epiphany-III is about 100 cycles (170ns at 600MHz) which is about equally divided between synchronisation and transfer speed optimisation. </text:span></text:p>
        </text:list-item>
        <text:list-item>
          <text:p text:style-name="P31"><text:soft-page-break/><text:span text:style-name="T14">Both coded and DMA transfer speeds are affected by data aligment: doubleword-aligned transfers that are a whole number of doublewords in size move 8 times the data per cycle as can be transferred when source or destination is byte-aligned. More information on this can be found in the source files </text:span><text:span text:style-name="T33">x_sync.c</text:span><text:span text:style-name="T14"> and </text:span><text:span text:style-name="T33">e_messaging_test.c</text:span><text:span text:style-name="T14">. </text:span></text:p>
        </text:list-item>
      </text:list>
      <text:p text:style-name="P32"><text:span text:style-name="T13"/></text:p>
      <text:p text:style-name="P32"><text:span text:style-name="T13">The above transfer times are obviously best-case: communication between adjacent tasks that are already running in lockstep. </text:span></text:p>
      <text:p text:style-name="P5"><text:span text:style-name="T4"/></text:p>
      <text:p text:style-name="P7"><text:span text:style-name="T6">The essentials of an </text:span><text:span text:style-name="T17">x</text:span><text:span text:style-name="T6">-lib </text:span><text:span text:style-name="T23">a</text:span><text:span text:style-name="T6">pplication</text:span></text:p>
      <text:p text:style-name="P7"><text:span text:style-name="T6"/></text:p>
      <text:p text:style-name="P35"><text:span text:style-name="T23">#include &lt;x_application.h&gt;</text:span></text:p>
      <text:p text:style-name="P35"><text:span text:style-name="T23">#include &lt;x_application_display.h&gt;</text:span></text:p>
      <text:p text:style-name="P35"><text:span text:style-name="T23"/></text:p>
      <text:p text:style-name="P35"><text:span text:style-name="T23">int main(int argc, char *argv[])</text:span></text:p>
      <text:p text:style-name="P35"><text:span text:style-name="T23">{</text:span></text:p>
      <text:p text:style-name="P35"><text:span text:style-name="T23"><text:s text:c="4"/>int workgroup_rows <text:s text:c="3"/>= 0,</text:span></text:p>
      <text:p text:style-name="P35"><text:span text:style-name="T23"><text:s text:c="8"/>workgroup_columns = 0,</text:span></text:p>
      <text:p text:style-name="P35"><text:span text:style-name="T23"><text:s text:c="8"/>host_task_slots <text:s text:c="2"/>= 1;</text:span></text:p>
      <text:p text:style-name="P35"><text:span text:style-name="T23"><text:tab/></text:span></text:p>
      <text:p text:style-name="P35"><text:span text:style-name="T23"><text:s text:c="4"/>x_initialize_application (argv[0], </text:span></text:p>
      <text:p text:style-name="P35"><text:span text:style-name="T23"><text:s text:c="30"/>&amp;workgroup_rows, &amp;workgroup_columns,</text:span></text:p>
      <text:p text:style-name="P35"><text:span text:style-name="T23"><text:s text:c="30"/>&amp;host_task_slots); </text:span></text:p>
      <text:p text:style-name="P35"><text:span text:style-name="T23"><text:s text:c="4"/>x_prepare_mesh_application ("</text:span><text:span text:style-name="T26">x_hello</text:span><text:span text:style-name="T23">.srec", X_WRAPAROUND_MESH);</text:span></text:p>
      <text:p text:style-name="P35"><text:span text:style-name="T23"><text:s text:c="4"/>x_launch_application (argc-1, argv+1);</text:span></text:p>
      <text:p text:style-name="P35"><text:span text:style-name="T23"><text:s text:c="4"/>x_monitor_application (X_STATUS_DISPLAY | X_LIVE_DISPLAY, 1);</text:span></text:p>
      <text:p text:style-name="P35"><text:span text:style-name="T23"><text:s text:c="4"/>return (x_finalize_application ());</text:span></text:p>
      <text:p text:style-name="P35"><text:span text:style-name="T23">}</text:span></text:p>
      <text:p text:style-name="P33"><text:span text:style-name="T23"/></text:p>
      <text:p text:style-name="P39"><text:span text:style-name="T27">Understanding the status display</text:span></text:p>
      <text:p text:style-name="P33"><text:span text:style-name="T23"/></text:p>
      <text:p text:style-name="P36"><text:span text:style-name="T24">Running <text:s/>WG 4x4 <text:s/>Virgin:1 <text:s/>Init:0 <text:s/>Act:14 <text:s/>Success:2 <text:s/>Fail:0</text:span></text:p>
      <text:p text:style-name="P36"><text:span text:style-name="T24">Core/PID <text:s/>Co Ro ST <text:s text:c="2"/>HB CN Cmd <text:s text:c="15"/>Status</text:span></text:p>
      <text:p text:style-name="P36"><text:span text:style-name="T24"><text:s text:c="6"/>0 <text:s text:c="3"/>0 <text:s/>0 <text:s/>3 <text:s text:c="3"/>5 <text:s/>8 e_messaging_test.s Hello from core 0x808 (0,0) taskpos 0 0 in 4 4</text:span></text:p>
      <text:p text:style-name="P36"><text:span text:style-name="T24"><text:s text:c="6"/>0 <text:s text:c="3"/>1 <text:s/>0 <text:s/>3 <text:s text:c="3"/>5 <text:s/>8 e_messaging_test.s Hello from core 0x809 (1,0) taskpos 1 0 in 4 4</text:span></text:p>
      <text:p text:style-name="P36"><text:span text:style-name="T24"><text:s text:c="6"/>0 <text:s text:c="3"/>2 <text:s/>0 <text:s/>3 <text:s text:c="3"/>5 <text:s/>8 e_messaging_test.s Hello from core 0x80a (2,0) taskpos 2 0 in 4 4</text:span></text:p>
      <text:p text:style-name="P36"><text:span text:style-name="T24"><text:s text:c="6"/>0 <text:s text:c="3"/>3 <text:s/>0 <text:s/>3 <text:s text:c="3"/>6 <text:s/>8 e_messaging_test.s Hello from core 0x80b (3,0) taskpos 3 0 in 4 4</text:span></text:p>
      <text:p text:style-name="P36"><text:span text:style-name="T24"><text:s text:c="6"/>0 <text:s text:c="3"/>0 <text:s/>1 <text:s/>0 <text:s text:c="3"/>6 <text:s/>8 e_messaging_test.s Second receive result 512</text:span></text:p>
      <text:p text:style-name="P36"><text:span text:style-name="T24"><text:s text:c="6"/>0 <text:s text:c="3"/>1 <text:s/>1 <text:s/>0 <text:s text:c="3"/>6 <text:s/>8 e_messaging_test.s Second send result 512</text:span></text:p>
      <text:p text:style-name="P36"><text:span text:style-name="T24"><text:s text:c="6"/>0 <text:s text:c="3"/>2 <text:s/>1 <text:s/>3 <text:s text:c="3"/>2 <text:s/>8 e_messaging_test.s Hello from core 0x84a (2,1) taskpos 2 1 in 4 4</text:span></text:p>
      <text:p text:style-name="P36"><text:span text:style-name="T24"><text:s text:c="6"/>0 <text:s text:c="3"/>3 <text:s/>1 <text:s/>3 <text:s text:c="3"/>2 <text:s/>8 e_messaging_test.s Hello from core 0x84b (3,1) taskpos 3 1 in 4 4</text:span></text:p>
      <text:p text:style-name="P7"><text:span text:style-name="T6"/></text:p>
      <text:p text:style-name="P7"><text:span text:style-name="T6">Writing Tasks with </text:span><text:span text:style-name="T17">x</text:span><text:span text:style-name="T6">-lib</text:span></text:p>
      <text:p text:style-name="P7"><text:span text:style-name="T6"/></text:p>
      <text:p text:style-name="P37"><text:span text:style-name="T25">#include &lt;string.h&gt;</text:span></text:p>
      <text:p text:style-name="P37"><text:span text:style-name="T24">#include &lt;x_task.h&gt;</text:span></text:p>
      <text:p text:style-name="P36"><text:span text:style-name="T24">#include &lt;x_sleep.h&gt;</text:span></text:p>
      <text:p text:style-name="P36"><text:span text:style-name="T24">#include &lt;x_endpoint.h&gt;</text:span></text:p>
      <text:p text:style-name="P38"><text:span text:style-name="T41">#include &lt;x_application.h&gt;</text:span></text:p>
      <text:p text:style-name="P36"><text:span text:style-name="T24">#include &lt;x_sync.h&gt;</text:span></text:p>
      <text:p text:style-name="P36"><text:span text:style-name="T24"/></text:p>
      <text:p text:style-name="P36"><text:span text:style-name="T24">int task_main(int argc, const char *argv[])</text:span></text:p>
      <text:p text:style-name="P36"><text:span text:style-name="T24">{</text:span></text:p>
      <text:p text:style-name="P36"><text:span text:style-name="T24"><text:s text:c="4"/>int <text:s text:c="16"/>wg_rows, wg_cols, my_row, my_col;</text:span></text:p>
      <text:p text:style-name="P36"><text:span text:style-name="T24"><text:s text:c="4"/></text:span><text:span text:style-name="T25">x_endpoint_handle_t ep;</text:span></text:p>
      <text:p text:style-name="P36"><text:span text:style-name="T25"><text:s text:c="4"/>char <text:s text:c="15"/>message[80];</text:span></text:p>
      <text:p text:style-name="P36"><text:span text:style-name="T25"><text:s text:c="4"/>int <text:s text:c="16"/>received;</text:span></text:p>
      <text:p text:style-name="P36"><text:span text:style-name="T25"/></text:p>
      <text:p text:style-name="P36"><text:span text:style-name="T24"><text:s text:c="4"/>x_get_task_environment (&amp;wg_rows, &amp;wg_cols, &amp;my_row, &amp;my_col);</text:span></text:p>
      <text:p text:style-name="P36"><text:span text:style-name="T24"><text:s text:c="4"/>x_set_task_status ("Howzit from task %d at (%d, %d) in workgroup of %d by %d”, </text:span></text:p>
      <text:p text:style-name="P36"><text:span text:style-name="T24"><text:s text:c="23"/>x_get_task_id(), my_col, my_row, wg_cols, wg_rows);</text:span></text:p>
      <text:p text:style-name="P36"><text:span text:style-name="T24"><text:s text:c="4"/>x_sleep(</text:span><text:span text:style-name="T25">1</text:span><text:span text:style-name="T24">0);</text:span></text:p>
      <text:p text:style-name="P36"><text:span text:style-name="T24"><text:s text:c="4"/></text:span><text:span text:style-name="T25">if (my_col == 0) {</text:span></text:p>
      <text:p text:style-name="P36"><text:soft-page-break/><text:span text:style-name="T25"><text:s text:c="6"/>ep = x_get_endpoint (X_TO_RIGHT);</text:span></text:p>
      <text:p text:style-name="P36"><text:span text:style-name="T25"><text:s text:c="6"/>snprintf (message, sizeof(message), “Hello from (%d,%d)”, my_</text:span><text:span text:style-name="T27">col</text:span><text:span text:style-name="T25">, my_</text:span><text:span text:style-name="T27">row</text:span><text:span text:style-name="T25">);</text:span></text:p>
      <text:p text:style-name="P36"><text:span text:style-name="T25"><text:s text:c="6"/>x_set_task_status (“Sending...”);</text:span></text:p>
      <text:p text:style-name="P36"><text:span text:style-name="T25"><text:s text:c="6"/>x_sync_send(ep, message, strlen(message)+1);</text:span></text:p>
      <text:p text:style-name="P36"><text:span text:style-name="T25"><text:s text:c="4"/>}</text:span></text:p>
      <text:p text:style-name="P36"><text:span text:style-name="T25"><text:s text:c="4"/>else if (my_col == 1) {</text:span></text:p>
      <text:p text:style-name="P36"><text:span text:style-name="T25"><text:s text:c="6"/>ep = x_get_endpoint (X_FROM_LEFT);</text:span></text:p>
      <text:p text:style-name="P36"><text:span text:style-name="T25"><text:s text:c="6"/>x_sleep(2);</text:span></text:p>
      <text:p text:style-name="P36"><text:span text:style-name="T25"><text:s text:c="6"/>received = x_sync_receive(ep, message, sizeof(message));</text:span></text:p>
      <text:p text:style-name="P36"><text:span text:style-name="T25"><text:s text:c="6"/>x_set_task_status (“Received [%s] from left”, </text:span><text:span text:style-name="T26">message</text:span><text:span text:style-name="T25">);</text:span></text:p>
      <text:p text:style-name="P36"><text:span text:style-name="T25"><text:s text:c="6"/>x_sleep(3);</text:span></text:p>
      <text:p text:style-name="P36"><text:span text:style-name="T25"><text:s text:c="4"/>} <text:s/></text:span></text:p>
      <text:p text:style-name="P36"><text:span text:style-name="T24"><text:s text:c="4"/>x_set_task_status ("</text:span><text:span text:style-name="T28">G</text:span><text:span text:style-name="T24">oodnight </text:span><text:span text:style-name="T28">and goodbye </text:span><text:span text:style-name="T24">from (%d, %d)”, my_col, my_row);</text:span></text:p>
      <text:p text:style-name="P36"><text:span text:style-name="T24"><text:s text:c="4"/>return X_SUCCESSFUL_TASK;</text:span></text:p>
      <text:p text:style-name="P36"><text:span text:style-name="T24">}</text:span></text:p>
      <text:p text:style-name="P34"><text:span text:style-name="T6"/></text:p>
      <text:p text:style-name="P7"><text:span text:style-name="T6">Utility routines</text:span></text:p>
      <text:p text:style-name="P7"><text:span text:style-name="T6"/></text:p>
      <text:p text:style-name="P7"><text:span text:style-name="T6">x_sleep.h</text:span></text:p>
      <text:p text:style-name="P7"><text:span text:style-name="T6"/></text:p>
      <text:p text:style-name="P7"><text:span text:style-name="T6">Configuring </text:span><text:span text:style-name="T42">x</text:span><text:span text:style-name="T6">-lib tunables</text:span></text:p>
      <text:p text:style-name="P7"><text:span text:style-name="T6"/></text:p>
      <text:p text:style-name="P8"><text:span text:style-name="T8">Diagnostic tools</text:span></text:p>
      <text:p text:style-name="P7"><text:span text:style-name="T6"/></text:p>
      <text:h text:style-name="Heading_20_1" text:outline-level="1"><text:span text:style-name="T8">Overview of the internals of </text:span><text:span text:style-name="T17">x</text:span><text:span text:style-name="T8">-lib</text:span></text:h>
      <text:h text:style-name="Heading_20_3" text:outline-level="3"><text:span text:style-name="T8">The Application global data structure</text:span></text:h>
      <text:p text:style-name="P21"><text:span text:style-name="T37">NOT YET DOCUMENTED</text:span></text:p>
      <text:h text:style-name="Heading_20_3" text:outline-level="3"><text:span text:style-name="T8">Task private data structures</text:span></text:h>
      <text:p text:style-name="P21"><text:span text:style-name="T37">NOT YET DOCUMEN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40:09</meta:creation-date>
    <dc:date>2013-10-21T23:16:58</dc:date>
    <meta:editing-duration>PT9H21M39S</meta:editing-duration>
    <meta:editing-cycles>24</meta:editing-cycles>
    <meta:generator>LibreOffice/3.6$Linux_x86 LibreOffice_project/360m1$Build-2</meta:generator>
    <meta:document-statistic meta:table-count="0" meta:image-count="0" meta:object-count="0" meta:page-count="5" meta:paragraph-count="130" meta:word-count="1932" meta:character-count="12695" meta:non-whitespace-character-count="10416"/>
  </office:meta>
</office:document-meta>
</file>